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60a0" officeooo:paragraph-rsid="000760a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760a0" officeooo:paragraph-rsid="000760a0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78138" officeooo:paragraph-rsid="000781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80a9e" officeooo:paragraph-rsid="00080a9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a2557" officeooo:paragraph-rsid="000a255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a2557" officeooo:paragraph-rsid="0016f2e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bf01e" officeooo:paragraph-rsid="000bf0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bf01e" officeooo:paragraph-rsid="0012dd9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bf01e" officeooo:paragraph-rsid="0016f2e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dd58f" officeooo:paragraph-rsid="000dd5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2890e" officeooo:paragraph-rsid="0012890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2890e" officeooo:paragraph-rsid="0012dd9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b361c" officeooo:paragraph-rsid="001b361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f846a" officeooo:paragraph-rsid="001f84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4dbed" officeooo:paragraph-rsid="0024dbe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5823c" officeooo:paragraph-rsid="0025823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891e5" officeooo:paragraph-rsid="002891e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8de7f" officeooo:paragraph-rsid="0028de7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9fc55" officeooo:paragraph-rsid="0029fc5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ad428" officeooo:paragraph-rsid="002ad42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09127" officeooo:paragraph-rsid="000bf01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bg" fo:country="BG" fo:font-weight="normal" officeooo:rsid="0012890e" officeooo:paragraph-rsid="0012890e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12890e" officeooo:paragraph-rsid="0012dd9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12890e" officeooo:paragraph-rsid="003397ea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1a4758" officeooo:paragraph-rsid="001a4758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24dbed" officeooo:paragraph-rsid="0024dbed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language="bg" fo:country="BG" fo:font-weight="normal" officeooo:rsid="0025823c" officeooo:paragraph-rsid="0025823c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fo:language="bg" fo:country="BG" fo:font-weight="normal" officeooo:rsid="001b361c" officeooo:paragraph-rsid="001b361c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078138" officeooo:paragraph-rsid="00078138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080a9e" officeooo:paragraph-rsid="00080a9e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language="bg" fo:country="BG" fo:font-weight="normal" officeooo:rsid="00080a9e" officeooo:paragraph-rsid="00080a9e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0bf01e" officeooo:paragraph-rsid="000bf01e" style:font-size-asian="10.5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1f846a" officeooo:paragraph-rsid="001f846a" style:font-size-asian="10.5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20d6f0" officeooo:paragraph-rsid="0020d6f0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221d95" officeooo:paragraph-rsid="00221d95" style:font-size-asian="10.5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2891e5" officeooo:paragraph-rsid="002891e5" style:font-size-asian="10.5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28de7f" officeooo:paragraph-rsid="0028de7f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290e74" officeooo:paragraph-rsid="00290e74" style:font-size-asian="10.5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29fc55" officeooo:paragraph-rsid="0029fc55" style:font-size-asian="10.5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fo:language="bg" fo:country="BG" fo:font-weight="normal" officeooo:rsid="0032bcd5" officeooo:paragraph-rsid="00356138" style:font-size-asian="10.5pt" style:font-weight-asian="normal" style:font-size-complex="12pt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2pt" fo:language="bg" fo:country="BG" fo:font-weight="normal" officeooo:rsid="003145f3" officeooo:paragraph-rsid="003145f3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408ad7" officeooo:paragraph-rsid="00408ad7" style:font-size-asian="10.5pt" style:font-weight-asian="normal" style:font-size-complex="12pt" style:font-weight-complex="normal"/>
    </style:style>
    <style:style style:name="T1" style:family="text">
      <style:text-properties officeooo:rsid="00080a9e"/>
    </style:style>
    <style:style style:name="T2" style:family="text">
      <style:text-properties officeooo:rsid="0009accf"/>
    </style:style>
    <style:style style:name="T3" style:family="text">
      <style:text-properties officeooo:rsid="000bf01e"/>
    </style:style>
    <style:style style:name="T4" style:family="text">
      <style:text-properties officeooo:rsid="00109127"/>
    </style:style>
    <style:style style:name="T5" style:family="text">
      <style:text-properties officeooo:rsid="001ceb2a"/>
    </style:style>
    <style:style style:name="T6" style:family="text">
      <style:text-properties officeooo:rsid="0023dcdd"/>
    </style:style>
    <style:style style:name="T7" style:family="text">
      <style:text-properties officeooo:rsid="00269a96"/>
    </style:style>
    <style:style style:name="T8" style:family="text">
      <style:text-properties officeooo:rsid="002c5d39"/>
    </style:style>
    <style:style style:name="T9" style:family="text">
      <style:text-properties officeooo:rsid="002f73e4"/>
    </style:style>
    <style:style style:name="T10" style:family="text">
      <style:text-properties officeooo:rsid="0031cab8"/>
    </style:style>
    <style:style style:name="T11" style:family="text">
      <style:text-properties officeooo:rsid="0032bcd5"/>
    </style:style>
    <style:style style:name="T12" style:family="text">
      <style:text-properties officeooo:rsid="003397ea"/>
    </style:style>
    <style:style style:name="T13" style:family="text">
      <style:text-properties officeooo:rsid="0035468d"/>
    </style:style>
    <style:style style:name="T14" style:family="text">
      <style:text-properties officeooo:rsid="00356138"/>
    </style:style>
    <style:style style:name="T15" style:family="text">
      <style:text-properties officeooo:rsid="0036fdad"/>
    </style:style>
    <style:style style:name="T16" style:family="text">
      <style:text-properties officeooo:rsid="003ea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Talents Training Camp Season <text:span text:style-name="T16">7</text:span></text:p>
      <text:p text:style-name="P2"/>
      <text:p text:style-name="P1">Test 2</text:p>
      <text:p text:style-name="P1">Object-oriented programming,</text:p>
      <text:p text:style-name="P1">Collections</text:p>
      <text:p text:style-name="P1"/>
      <text:p text:style-name="P3">Реализирайте структура от класове, която да представлява работата на агенция за недвижими имоти в София.</text:p>
      <text:p text:style-name="P3"/>
      <text:p text:style-name="P11">Агенцията съдържа следните характеристики:</text:p>
      <text:list xml:id="list4592578709179943859" text:style-name="L1">
        <text:list-item>
          <text:p text:style-name="P22">наименование;</text:p>
        </text:list-item>
        <text:list-item>
          <text:p text:style-name="P22">адрес;</text:p>
        </text:list-item>
        <text:list-item>
          <text:p text:style-name="P22">телефон за контакти;</text:p>
        </text:list-item>
      </text:list>
      <text:p text:style-name="P8"/>
      <text:p text:style-name="P12">В агенцията работят агенти, които отговарят за продажбата на имоти. </text:p>
      <text:p text:style-name="P12"/>
      <text:p text:style-name="P12">Всеки агент съдържа:</text:p>
      <text:list xml:id="list8391806781582629888" text:style-name="L2">
        <text:list-item>
          <text:p text:style-name="P23">име;</text:p>
        </text:list-item>
        <text:list-item>
          <text:p text:style-name="P23">телефонен номер;</text:p>
        </text:list-item>
        <text:list-item>
          <text:p text:style-name="P25">списък с <text:span text:style-name="T12">неповтарящи се </text:span>клиенти, които продават имот (продавачи);</text:p>
        </text:list-item>
        <text:list-item>
          <text:p text:style-name="P24">списък с <text:span text:style-name="T12">неповтарящи <text:s/>се клиенти, които търсят имот (купувачи);</text:span></text:p>
        </text:list-item>
        <text:list-item>
          <text:p text:style-name="P26">списък с огледи, които купувачи са направили към имоти.</text:p>
        </text:list-item>
      </text:list>
      <text:p text:style-name="P15"/>
      <text:p text:style-name="P16">Всеки оглед има следните характеристики:</text:p>
      <text:list xml:id="list8589994249441766467" text:style-name="L3">
        <text:list-item>
          <text:p text:style-name="P27">имот;</text:p>
        </text:list-item>
        <text:list-item>
          <text:p text:style-name="P27">агент;</text:p>
        </text:list-item>
        <text:list-item>
          <text:p text:style-name="P27">купувач;</text:p>
        </text:list-item>
        <text:list-item>
          <text:p text:style-name="P27">дата на провеждане на огледа.</text:p>
        </text:list-item>
      </text:list>
      <text:p text:style-name="P12"/>
      <text:p text:style-name="P13">Всеки клиент има следните характеристики:</text:p>
      <text:list xml:id="list4119127878367691083" text:style-name="L4">
        <text:list-item>
          <text:p text:style-name="P28">име;</text:p>
        </text:list-item>
        <text:list-item>
          <text:p text:style-name="P28">телефонен номер;</text:p>
        </text:list-item>
      </text:list>
      <text:p text:style-name="P13"/>
      <text:p text:style-name="P13">Клиентите биват продавачи и купувачи. </text:p>
      <text:p text:style-name="P13">Продавачите имат имот, който искат да продадат.</text:p>
      <text:p text:style-name="P13">Купувачите имат бюджет, с който разполагат за покупка на имот, <text:span text:style-name="T7">както и списък с огледи, които са направили.</text:span></text:p>
      <text:p text:style-name="P6"/>
      <text:p text:style-name="P9">Агенцията разполага с каталог с обяви, който съдържа всички имоти, <text:span text:style-name="T4">регистрирани в нея.</text:span></text:p>
      <text:p text:style-name="P3"/>
      <text:p text:style-name="P3">Всеки имот съдържа следните характеристики:</text:p>
      <text:list xml:id="list137028358928008420" text:style-name="L5">
        <text:list-item>
          <text:p text:style-name="P29">описание;</text:p>
        </text:list-item>
        <text:list-item>
          <text:p text:style-name="P30">адрес;</text:p>
        </text:list-item>
        <text:list-item>
          <text:p text:style-name="P29">цена <text:span text:style-name="T3">на имота;</text:span></text:p>
        </text:list-item>
        <text:list-item>
          <text:p text:style-name="P42">тип на имота (описани по-долу);</text:p>
        </text:list-item>
        <text:list-item>
          <text:p text:style-name="P29">площ (кв.м.);</text:p>
        </text:list-item>
        <text:list-item>
          <text:p text:style-name="P32">агент, който отговаря и разпространява имота.</text:p>
        </text:list-item>
      </text:list>
      <text:p text:style-name="P3"><text:soft-page-break/></text:p>
      <text:p text:style-name="P4">Имотите биват: </text:p>
      <text:list xml:id="list3073966803939037306" text:style-name="L6">
        <text:list-item>
          <text:p text:style-name="P31">апартаменти (студио, гарсониера, двустаен, тристаен, мезонет);</text:p>
        </text:list-item>
        <text:list-item>
          <text:p text:style-name="P31">къщи (етаж от къща, цяла къща);</text:p>
        </text:list-item>
        <text:list-item>
          <text:p text:style-name="P31">парцели (нива, <text:span text:style-name="T2">поляна</text:span>, гора).</text:p>
        </text:list-item>
      </text:list>
      <text:p text:style-name="P3"/>
      <text:p text:style-name="P10">Апартаментите и къ<text:span text:style-name="T5">щ</text:span>ите разполагат с информация за вид строителство: ЕПК, Тухла, Панел или Кирпич.</text:p>
      <text:p text:style-name="P3"><text:span text:style-name="T1">Къщите разполагат допълнително с </text:span>брой паркоместа и площ на двора.</text:p>
      <text:p text:style-name="P5">За парцелите има информация дали са в регулация или не.</text:p>
      <text:p text:style-name="P7"/>
      <text:p text:style-name="P21">Имотите са категоризирани по вид (апартаменти, къщи, парцели), като за всяка категория подредбата е по цена в низходящ ред.</text:p>
      <text:p text:style-name="P14"/>
      <text:p text:style-name="P14">Всеки клиент може да изпълнява следните действия:</text:p>
      <text:list xml:id="list3157625029569630619" text:style-name="L7">
        <text:list-item>
          <text:p text:style-name="P33">Ако е продавач – да регистрира имота си за продажба в агенцията. В такъв случай от агенцията му се причислява агент на произволен принцип. Имотът влиза в каталога на агенцията, а клиента – в списъка с продавачи на агента.</text:p>
        </text:list-item>
        <text:list-item>
          <text:p text:style-name="P34">Ако е купувач – да регистрира запитване за търсене на имот към агенцията. В такъв случай от агенцията му се причислява агент на произволен принцип. Клиентът се регистрира в списъка с купувачи на агента.</text:p>
        </text:list-item>
        <text:list-item>
          <text:p text:style-name="P35">Ако <text:span text:style-name="T6">е купувач – да заяви оглед на определен имот от каталога с имоти. Огледът може да се осъществи само ако цената на имота е под бюджета на купувача. При осъществяване на оглед, той влиза в списъка с огледи на купувача, както и на агента.</text:span></text:p>
        </text:list-item>
        <text:list-item>
          <text:p text:style-name="P36">Ако е купувач – да заяви покупка на имот. Покупката може да бъде само на имот, на който купувачът е ходил на оглед. При покупка купувачът дължи 3% от цената ха имота на агенцията. Агенцията дава половината от комисионната на агента, а останалата половина влиза в нейния бюджет. Продавачът на имота също дължи 3% комисионна на агенцията, като и от тази комисионна половината остава за агента под формата на хонорар.</text:p>
        </text:list-item>
      </text:list>
      <text:p text:style-name="P17"/>
      <text:p text:style-name="P17"/>
      <text:p text:style-name="P18">Да се реализира демо, в което:</text:p>
      <text:list xml:id="list7864379895564733862" text:style-name="L8">
        <text:list-item>
          <text:p text:style-name="P37">Да се създаде агенция „Таланти Естейтс“ с пет агента с произволни имена.</text:p>
        </text:list-item>
        <text:list-item>
          <text:p text:style-name="P38">Да се създадат 30 продавача на имоти. За всеки продавач да се създаде имот на произволен принцип – 33% шанс да е апартамент, 33% шанс да е къща и 33% шанс за парцел. Останалите характеристики също да са на произволен принцип. <text:span text:style-name="T13">Цените на имотите да варират – за къщите между 50 000 и 80 000 евро, за апартаментите – между 70 000 и 150 000 евро; за парцелите – между 30 000 и 85 000 евро.</text:span></text:p>
        </text:list-item>
        <text:list-item>
          <text:p text:style-name="P38">Всички продавачи да регистрират имотите си за продажба в агенцията;</text:p>
        </text:list-item>
        <text:list-item>
          <text:p text:style-name="P38">Да се създадат 10 купувача на произволен принцип с бюджети между 30 000 и 150 000 евро;</text:p>
        </text:list-item>
        <text:list-item>
          <text:p text:style-name="P38">Всички купувачи да регистрират заявки за търсене на имот към агенцията;</text:p>
        </text:list-item>
        <text:list-item>
          <text:p text:style-name="P38">Всеки купувач да заяви 3 огледа на произволни имоти от агенцията;</text:p>
        </text:list-item>
        <text:list-item>
          <text:p text:style-name="P38">Всеки купувач да заявки покупка на някой от огледаните от него имоти на произволен принцип;</text:p>
        </text:list-item>
        <text:list-item>
          <text:p text:style-name="P39">Да се изпише на екрана паричния баланс на агенцията след продажбата на имотите;</text:p>
        </text:list-item>
        <text:list-item>
          <text:p text:style-name="P39">Да се изпише на екрана паричния баланс на всеки агент от агенцията след продажбата на имотите, като агентите са сортирани от най-богатия към този с най-малко печалби.</text:p>
        </text:list-item>
      </text:list>
      <text:p text:style-name="P19"/>
      <text:p text:style-name="P19"/>
      <text:p text:style-name="P19"/>
      <text:p text:style-name="P20"><text:soft-page-break/>Оценяване:</text:p>
      <text:p text:style-name="P20">Реализирането на класовите структури, декларирането на променливите и методите във всеки клас – <text:span text:style-name="T11">15</text:span> точки.</text:p>
      <text:p text:style-name="P20">Реализирането на всички връзки между класовете, абстракция, капсулация и наследяване – <text:span text:style-name="T8">1</text:span>5 точки.</text:p>
      <text:p text:style-name="P20">Използването на правилните колекции –<text:span text:style-name="T11">15 </text:span>точки.</text:p>
      <text:p text:style-name="P20">Реализирането на <text:span text:style-name="T9">методите, обслужващи демото:</text:span></text:p>
      <text:list xml:id="list2841289103115264283" text:style-name="L9">
        <text:list-item>
          <text:p text:style-name="P40">за точка <text:span text:style-name="T14">2</text:span> от демото – 10 точки;</text:p>
        </text:list-item>
        <text:list-item>
          <text:p text:style-name="P40">за точка 7 от демото – 10 точки;</text:p>
        </text:list-item>
      </text:list>
      <text:list xml:id="list282098482160613474" text:style-name="L10">
        <text:list-item>
          <text:p text:style-name="P41">за всяка <text:span text:style-name="T15">от останалите </text:span>точк<text:span text:style-name="T15">и</text:span> от демото – по 5 точки. <text:span text:style-name="T10">(общо 35 точки).</text:span>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0M49S</meta:editing-duration>
    <meta:editing-cycles>52</meta:editing-cycles>
    <meta:generator>LibreOffice/5.0.3.2$Windows_x86 LibreOffice_project/e5f16313668ac592c1bfb310f4390624e3dbfb75</meta:generator>
    <dc:date>2017-02-20T08:55:17.823000000</dc:date>
    <dc:creator>Krasimir Stoev</dc:creator>
    <meta:document-statistic meta:table-count="0" meta:image-count="0" meta:object-count="0" meta:page-count="3" meta:paragraph-count="66" meta:word-count="723" meta:character-count="4342" meta:non-whitespace-character-count="3706"/>
    <meta:user-defined meta:name="Info 1"/>
    <meta:user-defined meta:name="Info 2"/>
    <meta:user-defined meta:name="Info 3"/>
    <meta:user-defined meta:name="Info 4"/>
  </office:meta>
</office:document-meta>
</file>